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erif5" svg:font-family="FreeSerif"/>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4"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Standard">
      <style:text-properties officeooo:rsid="0209d03f" officeooo:paragraph-rsid="0209d03f"/>
    </style:style>
    <style:style style:name="P11"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2" style:family="paragraph" style:parent-style-name="Text_20_body">
      <style:text-properties officeooo:paragraph-rsid="00f33639"/>
    </style:style>
    <style:style style:name="P13" style:family="paragraph" style:parent-style-name="Text_20_body">
      <style:text-properties officeooo:rsid="00e7b220" officeooo:paragraph-rsid="00d6fd0a"/>
    </style:style>
    <style:style style:name="P14" style:family="paragraph" style:parent-style-name="Text_20_body">
      <style:text-properties officeooo:paragraph-rsid="011dcd60"/>
    </style:style>
    <style:style style:name="P15" style:family="paragraph" style:parent-style-name="Text_20_body">
      <style:text-properties officeooo:rsid="018234c7" officeooo:paragraph-rsid="018234c7"/>
    </style:style>
    <style:style style:name="P16" style:family="paragraph" style:parent-style-name="Text_20_body">
      <style:text-properties officeooo:rsid="018234c7" officeooo:paragraph-rsid="01ccf563"/>
    </style:style>
    <style:style style:name="P17" style:family="paragraph" style:parent-style-name="Text_20_body">
      <style:text-properties officeooo:rsid="0066dcba" officeooo:paragraph-rsid="0066dcba"/>
    </style:style>
    <style:style style:name="P18" style:family="paragraph" style:parent-style-name="Text_20_body">
      <style:text-properties officeooo:rsid="0083f7c6" officeooo:paragraph-rsid="0083f7c6"/>
    </style:style>
    <style:style style:name="P19" style:family="paragraph" style:parent-style-name="Text_20_body">
      <style:paragraph-properties fo:text-align="justify" style:justify-single-word="false"/>
      <style:text-properties officeooo:paragraph-rsid="01ae9e25"/>
    </style:style>
    <style:style style:name="P20" style:family="paragraph" style:parent-style-name="Text_20_body">
      <style:paragraph-properties fo:text-align="justify" style:justify-single-word="false"/>
      <style:text-properties officeooo:paragraph-rsid="004fef30"/>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rsid="011a40ee" officeooo:paragraph-rsid="01bac9e7"/>
    </style:style>
    <style:style style:name="P27" style:family="paragraph" style:parent-style-name="Text_20_body">
      <style:paragraph-properties fo:text-align="justify" style:justify-single-word="false"/>
      <style:text-properties officeooo:rsid="00bf5b73" officeooo:paragraph-rsid="00d6fd0a"/>
    </style:style>
    <style:style style:name="P28" style:family="paragraph" style:parent-style-name="Text_20_body">
      <style:paragraph-properties fo:text-align="justify" style:justify-single-word="false"/>
      <style:text-properties officeooo:rsid="00bfaffa" officeooo:paragraph-rsid="01c3a62c"/>
    </style:style>
    <style:style style:name="P29" style:family="paragraph" style:parent-style-name="Text_20_body">
      <style:paragraph-properties fo:text-align="justify" style:justify-single-word="false"/>
      <style:text-properties officeooo:rsid="01cc7622" officeooo:paragraph-rsid="01d3361e"/>
    </style:style>
    <style:style style:name="P30" style:family="paragraph" style:parent-style-name="Text_20_body">
      <style:text-properties officeooo:paragraph-rsid="01ccf563"/>
    </style:style>
    <style:style style:name="P31" style:family="paragraph" style:parent-style-name="Text_20_body">
      <style:paragraph-properties fo:text-align="justify" style:justify-single-word="false"/>
      <style:text-properties officeooo:rsid="00260a45" officeooo:paragraph-rsid="00260a45"/>
    </style:style>
    <style:style style:name="P32" style:family="paragraph" style:parent-style-name="Text_20_body">
      <style:text-properties officeooo:rsid="01e073ab" officeooo:paragraph-rsid="01e073ab"/>
    </style:style>
    <style:style style:name="P33" style:family="paragraph" style:parent-style-name="Text_20_body">
      <style:paragraph-properties fo:text-align="justify" style:justify-single-word="false"/>
      <style:text-properties officeooo:rsid="01ee1067" officeooo:paragraph-rsid="01ee1067"/>
    </style:style>
    <style:style style:name="P34" style:family="paragraph" style:parent-style-name="Text_20_body">
      <style:text-properties officeooo:rsid="019efa28" officeooo:paragraph-rsid="019efa28"/>
    </style:style>
    <style:style style:name="P35" style:family="paragraph" style:parent-style-name="Text_20_body">
      <style:text-properties officeooo:rsid="0209d03f" officeooo:paragraph-rsid="0209d03f"/>
    </style:style>
    <style:style style:name="P36" style:family="paragraph" style:parent-style-name="Text_20_body">
      <style:text-properties officeooo:rsid="01972df1" officeooo:paragraph-rsid="01972df1"/>
    </style:style>
    <style:style style:name="P37" style:family="paragraph" style:parent-style-name="Text_20_body">
      <style:text-properties officeooo:rsid="01972df1" officeooo:paragraph-rsid="020b11e8"/>
    </style:style>
    <style:style style:name="P38" style:family="paragraph" style:parent-style-name="Text_20_body">
      <style:text-properties officeooo:rsid="0198918b" officeooo:paragraph-rsid="0198918b"/>
    </style:style>
    <style:style style:name="P39" style:family="paragraph" style:parent-style-name="Text_20_body">
      <style:text-properties officeooo:rsid="020b7419" officeooo:paragraph-rsid="020b7419"/>
    </style:style>
    <style:style style:name="P40" style:family="paragraph" style:parent-style-name="Text_20_body">
      <style:text-properties officeooo:rsid="01207840" officeooo:paragraph-rsid="020b11e8"/>
    </style:style>
    <style:style style:name="P41" style:family="paragraph" style:parent-style-name="Text_20_body">
      <style:paragraph-properties fo:text-align="start" style:justify-single-word="false"/>
      <style:text-properties style:font-name="FreeSerif4" officeooo:paragraph-rsid="014ce8c2"/>
    </style:style>
    <style:style style:name="P42" style:family="paragraph" style:parent-style-name="Text_20_body">
      <style:text-properties fo:color="#000000" officeooo:rsid="0209adfe" officeooo:paragraph-rsid="0209adfe"/>
    </style:style>
    <style:style style:name="P43" style:family="paragraph" style:parent-style-name="Heading">
      <style:text-properties officeooo:rsid="0033c55b" officeooo:paragraph-rsid="002529d6"/>
    </style:style>
    <style:style style:name="P44" style:family="paragraph" style:parent-style-name="Heading">
      <style:text-properties officeooo:rsid="010f3d1e" officeooo:paragraph-rsid="0158894a"/>
    </style:style>
    <style:style style:name="P45" style:family="paragraph" style:parent-style-name="Heading_20_2">
      <style:text-properties officeooo:rsid="0080f8f6" officeooo:paragraph-rsid="0080f8f6"/>
    </style:style>
    <style:style style:name="P46" style:family="paragraph" style:parent-style-name="Heading_20_2">
      <style:text-properties officeooo:rsid="00818e2e" officeooo:paragraph-rsid="00818e2e"/>
    </style:style>
    <style:style style:name="P47" style:family="paragraph" style:parent-style-name="code">
      <style:text-properties officeooo:rsid="007e8f9f"/>
    </style:style>
    <style:style style:name="P48" style:family="paragraph" style:parent-style-name="code">
      <style:text-properties officeooo:rsid="0162915e" officeooo:paragraph-rsid="0162915e"/>
    </style:style>
    <style:style style:name="P49" style:family="paragraph" style:parent-style-name="code">
      <style:text-properties officeooo:rsid="0160fcb5" officeooo:paragraph-rsid="0160fcb5"/>
    </style:style>
    <style:style style:name="P50" style:family="paragraph" style:parent-style-name="code">
      <style:text-properties officeooo:rsid="018401ef" officeooo:paragraph-rsid="018401ef"/>
    </style:style>
    <style:style style:name="P51" style:family="paragraph" style:parent-style-name="code">
      <style:text-properties officeooo:rsid="018401ef" officeooo:paragraph-rsid="01faf140"/>
    </style:style>
    <style:style style:name="P52" style:family="paragraph" style:parent-style-name="code">
      <style:text-properties officeooo:rsid="01abb65a" officeooo:paragraph-rsid="01abb65a"/>
    </style:style>
    <style:style style:name="P53" style:family="paragraph" style:parent-style-name="code">
      <style:text-properties officeooo:rsid="015f22bc" officeooo:paragraph-rsid="015f22bc"/>
    </style:style>
    <style:style style:name="P54" style:family="paragraph" style:parent-style-name="Table_20_Contents">
      <style:paragraph-properties fo:text-align="start" style:justify-single-word="false"/>
      <style:text-properties style:font-name="FreeSerif3" officeooo:rsid="009e0673" officeooo:paragraph-rsid="009e0673"/>
    </style:style>
    <style:style style:name="P55" style:family="paragraph" style:parent-style-name="Table_20_Contents">
      <style:text-properties style:font-name="FreeSerif3" officeooo:rsid="009f4fbb" officeooo:paragraph-rsid="009f4fbb"/>
    </style:style>
    <style:style style:name="P56" style:family="paragraph" style:parent-style-name="Table_20_Contents">
      <style:text-properties style:font-name="FreeSerif3" officeooo:rsid="00a202e8" officeooo:paragraph-rsid="00a202e8"/>
    </style:style>
    <style:style style:name="P57" style:family="paragraph" style:parent-style-name="Table_20_Contents">
      <style:text-properties style:font-name="FreeSerif3" officeooo:rsid="019b7b15" officeooo:paragraph-rsid="019b7b15"/>
    </style:style>
    <style:style style:name="P58" style:family="paragraph" style:parent-style-name="Table_20_Contents">
      <style:text-properties officeooo:rsid="01feaec6" officeooo:paragraph-rsid="01feaec6" fo:background-color="#ffff99"/>
    </style:style>
    <style:style style:name="P59" style:family="paragraph" style:parent-style-name="Table_20_Contents">
      <style:text-properties officeooo:rsid="01ffc19c" officeooo:paragraph-rsid="01ffc19c"/>
    </style:style>
    <style:style style:name="P60" style:family="paragraph" style:parent-style-name="Table_20_Contents">
      <style:text-properties officeooo:rsid="0201bb68" officeooo:paragraph-rsid="0201bb68"/>
    </style:style>
    <style:style style:name="P61" style:family="paragraph" style:parent-style-name="Table_20_Contents">
      <style:text-properties officeooo:rsid="0209adfe" officeooo:paragraph-rsid="0209adfe"/>
    </style:style>
    <style:style style:name="P62"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3" style:family="paragraph" style:parent-style-name="Table_20_Heading">
      <style:text-properties style:font-name="FreeSerif3" officeooo:rsid="0189800b" officeooo:paragraph-rsid="0189800b"/>
    </style:style>
    <style:style style:name="P64" style:family="paragraph" style:parent-style-name="Table_20_Heading">
      <style:text-properties style:font-name="FreeSerif3" officeooo:rsid="008674c7"/>
    </style:style>
    <style:style style:name="P65" style:family="paragraph" style:parent-style-name="Illustration">
      <style:paragraph-properties fo:text-align="center" style:justify-single-word="false"/>
      <style:text-properties style:font-name="FreeSerif3"/>
    </style:style>
    <style:style style:name="P66" style:family="paragraph" style:parent-style-name="Table">
      <style:paragraph-properties style:writing-mode="lr-tb"/>
      <style:text-properties style:font-name="FreeSerif3"/>
    </style:style>
    <style:style style:name="P67" style:family="paragraph" style:parent-style-name="Text_20_body">
      <style:paragraph-properties style:writing-mode="lr-tb"/>
      <style:text-properties officeooo:rsid="020b11e8" officeooo:paragraph-rsid="020b11e8"/>
    </style:style>
    <style:style style:name="P68" style:family="paragraph" style:parent-style-name="Text_20_body">
      <style:paragraph-properties style:writing-mode="lr-tb"/>
      <style:text-properties officeooo:rsid="020b7419" officeooo:paragraph-rsid="020b7419"/>
    </style:style>
    <style:style style:name="P69" style:family="paragraph" style:parent-style-name="Standard" style:list-style-name="L4">
      <style:paragraph-properties fo:text-align="justify" style:justify-single-word="false"/>
      <style:text-properties style:font-name="FreeSerif3" officeooo:rsid="019b7b15" officeooo:paragraph-rsid="019b7b15"/>
    </style:style>
    <style:style style:name="P70" style:family="paragraph" style:parent-style-name="Standard">
      <style:paragraph-properties fo:text-align="start" style:justify-single-word="false"/>
      <style:text-properties style:font-name="FreeSerif5" officeooo:paragraph-rsid="014ce8c2"/>
    </style:style>
    <style:style style:name="P71" style:family="paragraph" style:parent-style-name="Text_20_body" style:list-style-name="L2">
      <style:text-properties officeooo:rsid="0052fb60" officeooo:paragraph-rsid="0052fb60"/>
    </style:style>
    <style:style style:name="P72" style:family="paragraph" style:parent-style-name="Text_20_body" style:list-style-name="L2">
      <style:paragraph-properties fo:text-align="justify" style:justify-single-word="false"/>
      <style:text-properties officeooo:paragraph-rsid="005730e6"/>
    </style:style>
    <style:style style:name="P73" style:family="paragraph" style:parent-style-name="Text_20_body" style:list-style-name="L3">
      <style:paragraph-properties fo:text-align="justify" style:justify-single-word="false"/>
      <style:text-properties officeooo:paragraph-rsid="006bd91c"/>
    </style:style>
    <style:style style:name="P74" style:family="paragraph" style:parent-style-name="Text_20_body" style:list-style-name="L2">
      <style:text-properties officeooo:rsid="005bd4c6" officeooo:paragraph-rsid="005bd4c6"/>
    </style:style>
    <style:style style:name="P75" style:family="paragraph" style:parent-style-name="Text_20_body" style:list-style-name="L3"/>
    <style:style style:name="P76" style:family="paragraph" style:parent-style-name="Text_20_body" style:list-style-name="L3">
      <style:text-properties officeooo:paragraph-rsid="006bd91c"/>
    </style:style>
    <style:style style:name="P77" style:family="paragraph" style:parent-style-name="Text_20_body" style:list-style-name="L7">
      <style:paragraph-properties fo:text-align="justify" style:justify-single-word="false"/>
      <style:text-properties officeooo:rsid="00bfaffa" officeooo:paragraph-rsid="01c3a62c"/>
    </style:style>
    <style:style style:name="P78" style:family="paragraph" style:parent-style-name="Text_20_body" style:list-style-name="L7">
      <style:paragraph-properties fo:text-align="justify" style:justify-single-word="false"/>
      <style:text-properties officeooo:rsid="00bfaffa" officeooo:paragraph-rsid="01c58739"/>
    </style:style>
    <style:style style:name="P79" style:family="paragraph" style:parent-style-name="Heading_20_1">
      <style:text-properties officeooo:paragraph-rsid="01f64211"/>
    </style:style>
    <style:style style:name="P80" style:family="paragraph" style:parent-style-name="Heading_20_1">
      <style:text-properties officeooo:rsid="01187079" officeooo:paragraph-rsid="01187079"/>
    </style:style>
    <style:style style:name="P81" style:family="paragraph" style:parent-style-name="Heading_20_1">
      <style:text-properties officeooo:rsid="00be3cdd" officeooo:paragraph-rsid="011dcd60"/>
    </style:style>
    <style:style style:name="P82" style:family="paragraph" style:parent-style-name="Heading_20_1">
      <style:text-properties officeooo:paragraph-rsid="01ccf563"/>
    </style:style>
    <style:style style:name="P83" style:family="paragraph" style:parent-style-name="Heading_20_1">
      <style:paragraph-properties fo:break-before="page"/>
      <style:text-properties officeooo:rsid="01cc7622" officeooo:paragraph-rsid="01cc7622"/>
    </style:style>
    <style:style style:name="P84" style:family="paragraph" style:parent-style-name="code">
      <style:paragraph-properties style:writing-mode="lr-tb"/>
      <style:text-properties officeooo:rsid="00865bc5"/>
    </style:style>
    <style:style style:name="P85" style:family="paragraph" style:parent-style-name="question">
      <style:text-properties officeooo:rsid="00a88bc8" officeooo:paragraph-rsid="00a88bc8"/>
    </style:style>
    <style:style style:name="P86" style:family="paragraph" style:parent-style-name="question">
      <style:paragraph-properties fo:text-align="justify" style:justify-single-word="false"/>
      <style:text-properties officeooo:rsid="00a88bc8" officeooo:paragraph-rsid="01be9a58"/>
    </style:style>
    <style:style style:name="P87" style:family="paragraph" style:parent-style-name="question">
      <style:text-properties officeooo:paragraph-rsid="00ac79c6"/>
    </style:style>
    <style:style style:name="P88" style:family="paragraph" style:parent-style-name="question">
      <style:paragraph-properties fo:text-align="justify" style:justify-single-word="false"/>
      <style:text-properties officeooo:rsid="00b0baee" officeooo:paragraph-rsid="00b0baee"/>
    </style:style>
    <style:style style:name="P89" style:family="paragraph" style:parent-style-name="question" style:list-style-name="L5">
      <style:paragraph-properties fo:text-align="justify" style:justify-single-word="false"/>
      <style:text-properties officeooo:paragraph-rsid="01be9a58"/>
    </style:style>
    <style:style style:name="P90" style:family="paragraph" style:parent-style-name="question">
      <style:paragraph-properties fo:text-align="justify" style:justify-single-word="false"/>
      <style:text-properties officeooo:paragraph-rsid="00f33639"/>
    </style:style>
    <style:style style:name="P91" style:family="paragraph" style:parent-style-name="question">
      <style:paragraph-properties fo:text-align="justify" style:justify-single-word="false"/>
      <style:text-properties officeooo:paragraph-rsid="01c7a159"/>
    </style:style>
    <style:style style:name="P92" style:family="paragraph" style:parent-style-name="question">
      <style:paragraph-properties fo:text-align="justify" style:justify-single-word="false"/>
      <style:text-properties officeooo:paragraph-rsid="014ce8c2"/>
    </style:style>
    <style:style style:name="P93" style:family="paragraph" style:parent-style-name="question" style:list-style-name="L5">
      <style:paragraph-properties fo:text-align="justify" style:justify-single-word="false"/>
      <style:text-properties officeooo:rsid="01207840" officeooo:paragraph-rsid="01be9a58"/>
    </style:style>
    <style:style style:name="P94" style:family="paragraph" style:parent-style-name="question">
      <style:text-properties officeooo:paragraph-rsid="01be7636"/>
    </style:style>
    <style:style style:name="P95" style:family="paragraph" style:parent-style-name="question" style:list-style-name="L6">
      <style:text-properties officeooo:paragraph-rsid="01be7636"/>
    </style:style>
    <style:style style:name="P96" style:family="paragraph" style:parent-style-name="question" style:list-style-name="L6">
      <style:text-properties officeooo:rsid="01271125" officeooo:paragraph-rsid="01be7636"/>
    </style:style>
    <style:style style:name="P97" style:family="paragraph" style:parent-style-name="question">
      <style:text-properties officeooo:paragraph-rsid="01dc91a4"/>
    </style:style>
    <style:style style:name="P98" style:family="paragraph" style:parent-style-name="question">
      <style:paragraph-properties fo:text-align="justify" style:justify-single-word="false"/>
      <style:text-properties officeooo:rsid="01c7a159" officeooo:paragraph-rsid="01c7a159"/>
    </style:style>
    <style:style style:name="P99" style:family="paragraph" style:parent-style-name="question">
      <style:paragraph-properties fo:text-align="justify" style:justify-single-word="false"/>
      <style:text-properties officeooo:rsid="01ccf563" officeooo:paragraph-rsid="01ccf563"/>
    </style:style>
    <style:style style:name="P100" style:family="paragraph" style:parent-style-name="enum" style:list-style-name="L1">
      <style:text-properties officeooo:paragraph-rsid="0158894a"/>
    </style:style>
    <style:style style:name="P101" style:family="paragraph" style:parent-style-name="enum" style:list-style-name="L1">
      <style:text-properties officeooo:rsid="0133d8cf" officeooo:paragraph-rsid="0158894a"/>
    </style:style>
    <style:style style:name="P102" style:family="paragraph" style:parent-style-name="enum" style:list-style-name="L1">
      <style:text-properties fo:language="fr" fo:country="CA" officeooo:paragraph-rsid="0158894a" style:language-asian="zh" style:country-asian="CN" style:language-complex="ar" style:country-complex="SA"/>
    </style:style>
    <style:style style:name="P103"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fo:background-color="transparent" loext:char-shading-value="0"/>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e9e25" fo:background-color="transparent" loext:char-shading-value="0"/>
    </style:style>
    <style:style style:name="T70" style:family="text">
      <style:text-properties officeooo:rsid="01a64e9f"/>
    </style:style>
    <style:style style:name="T71" style:family="text">
      <style:text-properties fo:font-weight="bold" style:font-weight-asian="bold" style:font-weight-complex="bold"/>
    </style:style>
    <style:style style:name="T72" style:family="text">
      <style:text-properties fo:font-weight="bold" officeooo:rsid="0036f236" style:font-weight-asian="bold" style:font-weight-complex="bold"/>
    </style:style>
    <style:style style:name="T73" style:family="text">
      <style:text-properties fo:font-weight="bold" officeooo:rsid="01ae9e25" style:font-weight-asian="bold" style:font-weight-complex="bold"/>
    </style:style>
    <style:style style:name="T74" style:family="text">
      <style:text-properties fo:font-weight="bold" officeooo:rsid="005730e6" style:font-weight-asian="bold" style:font-weight-complex="bold"/>
    </style:style>
    <style:style style:name="T75" style:family="text">
      <style:text-properties fo:font-weight="bold" officeooo:rsid="0066dcba" style:font-weight-asian="bold" style:font-weight-complex="bold"/>
    </style:style>
    <style:style style:name="T76" style:family="text">
      <style:text-properties fo:font-weight="bold" officeooo:rsid="0067a7c5" style:font-weight-asian="bold" style:font-weight-complex="bold"/>
    </style:style>
    <style:style style:name="T77" style:family="text">
      <style:text-properties fo:font-weight="bold" officeooo:rsid="006a85f2" style:font-weight-asian="bold" style:font-weight-complex="bold"/>
    </style:style>
    <style:style style:name="T78" style:family="text">
      <style:text-properties fo:font-weight="bold" officeooo:rsid="019b7b15" style:font-weight-asian="bold" style:font-weight-complex="bold"/>
    </style:style>
    <style:style style:name="T79" style:family="text">
      <style:text-properties fo:font-weight="bold" officeooo:rsid="011b8b9d" style:font-weight-asian="bold" style:font-weight-complex="bold"/>
    </style:style>
    <style:style style:name="T80" style:family="text">
      <style:text-properties fo:font-weight="bold" officeooo:rsid="011dcd60" style:font-weight-asian="bold" style:font-weight-complex="bold"/>
    </style:style>
    <style:style style:name="T81" style:family="text">
      <style:text-properties fo:font-weight="bold" officeooo:rsid="01238466" style:font-weight-asian="bold" style:font-weight-complex="bold"/>
    </style:style>
    <style:style style:name="T82" style:family="text">
      <style:text-properties fo:font-weight="bold" officeooo:rsid="00bfaffa" style:font-weight-asian="bold" style:font-weight-complex="bold"/>
    </style:style>
    <style:style style:name="T83" style:family="text">
      <style:text-properties fo:font-weight="bold" officeooo:rsid="01c7a159" style:font-weight-asian="bold" style:font-weight-complex="bold"/>
    </style:style>
    <style:style style:name="T84" style:family="text">
      <style:text-properties fo:font-weight="bold" officeooo:rsid="005b4e01" style:font-weight-asian="bold" style:font-weight-complex="bold"/>
    </style:style>
    <style:style style:name="T85" style:family="text">
      <style:text-properties fo:font-weight="bold" officeooo:rsid="01d19852" style:font-weight-asian="bold" style:font-weight-complex="bold"/>
    </style:style>
    <style:style style:name="T86" style:family="text">
      <style:text-properties fo:font-weight="bold" officeooo:rsid="01dc91a4" style:font-weight-asian="bold" style:font-weight-complex="bold"/>
    </style:style>
    <style:style style:name="T87" style:family="text">
      <style:text-properties fo:font-weight="bold" officeooo:rsid="01fb8067" style:font-weight-asian="bold" style:font-weight-complex="bold"/>
    </style:style>
    <style:style style:name="T88" style:family="text">
      <style:text-properties fo:font-weight="bold" fo:background-color="transparent" loext:char-shading-value="0" style:font-weight-asian="bold" style:font-weight-complex="bold"/>
    </style:style>
    <style:style style:name="T89" style:family="text">
      <style:text-properties fo:font-weight="bold" officeooo:rsid="01a22d7e" fo:background-color="transparent" loext:char-shading-value="0" style:font-weight-asian="bold" style:font-weight-complex="bold"/>
    </style:style>
    <style:style style:name="T90" style:family="text">
      <style:text-properties fo:font-weight="bold" officeooo:rsid="01f387d4" fo:background-color="transparent" loext:char-shading-value="0" style:font-weight-asian="bold" style:font-weight-complex="bold"/>
    </style:style>
    <style:style style:name="T91" style:family="text">
      <style:text-properties fo:font-weight="bold" officeooo:rsid="01ae9e25" fo:background-color="transparent" loext:char-shading-value="0" style:font-weight-asian="bold" style:font-weight-complex="bold"/>
    </style:style>
    <style:style style:name="T92" style:family="text">
      <style:text-properties officeooo:rsid="01abb65a"/>
    </style:style>
    <style:style style:name="T93" style:family="text">
      <style:text-properties officeooo:rsid="01ae9e25"/>
    </style:style>
    <style:style style:name="T94" style:family="text">
      <style:text-properties style:font-name="FreeMono1" fo:font-size="10pt" style:font-size-asian="10pt" style:font-size-complex="10pt"/>
    </style:style>
    <style:style style:name="T95" style:family="text">
      <style:text-properties officeooo:rsid="01b0f0c9"/>
    </style:style>
    <style:style style:name="T96" style:family="text">
      <style:text-properties style:font-name="FreeSerif3" officeooo:rsid="00865bc5"/>
    </style:style>
    <style:style style:name="T97" style:family="text">
      <style:text-properties style:font-name="FreeSerif3" officeooo:rsid="00865bc5" fo:background-color="transparent" loext:char-shading-value="0"/>
    </style:style>
    <style:style style:name="T98" style:family="text">
      <style:text-properties style:font-name="FreeSerif3" officeooo:rsid="01b0f0c9"/>
    </style:style>
    <style:style style:name="T99" style:family="text">
      <style:text-properties style:font-name="FreeSerif3" officeooo:rsid="01b74477"/>
    </style:style>
    <style:style style:name="T100" style:family="text">
      <style:text-properties style:font-name="FreeSerif3" officeooo:rsid="01b919bd"/>
    </style:style>
    <style:style style:name="T101" style:family="text">
      <style:text-properties officeooo:rsid="01bac9e7"/>
    </style:style>
    <style:style style:name="T102" style:family="text">
      <style:text-properties officeooo:rsid="01bbbfc4"/>
    </style:style>
    <style:style style:name="T103" style:family="text">
      <style:text-properties officeooo:rsid="01bcb36b"/>
    </style:style>
    <style:style style:name="T104" style:family="text">
      <style:text-properties fo:font-style="normal" style:font-style-asian="normal" style:font-style-complex="normal"/>
    </style:style>
    <style:style style:name="T105" style:family="text">
      <style:text-properties fo:font-style="normal" officeooo:rsid="01bcb36b" style:font-style-asian="normal" style:font-style-complex="normal"/>
    </style:style>
    <style:style style:name="T106" style:family="text">
      <style:text-properties fo:font-style="normal" officeooo:rsid="01be7636" style:font-style-asian="normal" style:font-style-complex="normal"/>
    </style:style>
    <style:style style:name="T107" style:family="text">
      <style:text-properties fo:font-style="normal" officeooo:rsid="01be9a58" style:font-style-asian="normal" style:font-style-complex="normal"/>
    </style:style>
    <style:style style:name="T108" style:family="text">
      <style:text-properties fo:font-style="normal" officeooo:rsid="01dc91a4" style:font-style-asian="normal" style:font-style-complex="normal"/>
    </style:style>
    <style:style style:name="T109" style:family="text">
      <style:text-properties officeooo:rsid="01be7636"/>
    </style:style>
    <style:style style:name="T110" style:family="text">
      <style:text-properties officeooo:rsid="01be9a58"/>
    </style:style>
    <style:style style:name="T111" style:family="text">
      <style:text-properties fo:color="#ff3333" officeooo:rsid="01238466"/>
    </style:style>
    <style:style style:name="T112" style:family="text">
      <style:text-properties fo:color="#ff3333" officeooo:rsid="011b8b9d"/>
    </style:style>
    <style:style style:name="T113" style:family="text">
      <style:text-properties fo:color="#ff3333" style:font-name="FreeSerif3" fo:font-size="12pt" officeooo:rsid="01be9a58" style:font-size-asian="10.5pt" style:font-size-complex="12pt"/>
    </style:style>
    <style:style style:name="T114" style:family="text">
      <style:text-properties fo:color="#ff3333" fo:font-weight="bold" officeooo:rsid="01238466" style:font-weight-asian="bold" style:font-weight-complex="bold"/>
    </style:style>
    <style:style style:name="T115" style:family="text">
      <style:text-properties officeooo:rsid="01bfeb80"/>
    </style:style>
    <style:style style:name="T116" style:family="text">
      <style:text-properties officeooo:rsid="01c7a159"/>
    </style:style>
    <style:style style:name="T117" style:family="text">
      <style:text-properties officeooo:rsid="01d16e02"/>
    </style:style>
    <style:style style:name="T118" style:family="text">
      <style:text-properties officeooo:rsid="01dc91a4"/>
    </style:style>
    <style:style style:name="T119" style:family="text">
      <style:text-properties fo:font-weight="normal" officeooo:rsid="01dc91a4" style:font-weight-asian="normal" style:font-weight-complex="normal"/>
    </style:style>
    <style:style style:name="T120" style:family="text">
      <style:text-properties fo:font-weight="normal" officeooo:rsid="01f04d50" fo:background-color="transparent" loext:char-shading-value="0" style:font-weight-asian="normal" style:font-weight-complex="normal"/>
    </style:style>
    <style:style style:name="T121" style:family="text">
      <style:text-properties officeooo:rsid="01dec42a"/>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1e63941"/>
    </style:style>
    <style:style style:name="T124" style:family="text">
      <style:text-properties officeooo:rsid="01e9140a"/>
    </style:style>
    <style:style style:name="T125" style:family="text">
      <style:text-properties officeooo:rsid="01ea6fb2"/>
    </style:style>
    <style:style style:name="T126" style:family="text">
      <style:text-properties officeooo:rsid="01ece9a4"/>
    </style:style>
    <style:style style:name="T127" style:family="text">
      <style:text-properties officeooo:rsid="01ef94d1"/>
    </style:style>
    <style:style style:name="T128" style:family="text">
      <style:text-properties officeooo:rsid="01f7db05"/>
    </style:style>
    <style:style style:name="T129" style:family="text">
      <style:text-properties officeooo:rsid="01f91efc"/>
    </style:style>
    <style:style style:name="T130" style:family="text">
      <style:text-properties officeooo:rsid="01faf140"/>
    </style:style>
    <style:style style:name="T131" style:family="text">
      <style:text-properties officeooo:rsid="0205ae47"/>
    </style:style>
    <style:style style:name="T132" style:family="text">
      <style:text-properties officeooo:rsid="020d7501"/>
    </style:style>
    <style:style style:name="T133" style:family="text">
      <style:text-properties officeooo:rsid="020e6e45"/>
    </style:style>
    <style:style style:name="T134" style:family="text">
      <style:text-properties officeooo:rsid="020ee515"/>
    </style:style>
    <style:style style:name="T135" style:family="text">
      <style:text-properties officeooo:rsid="021320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25">Automne 2017</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8">Gervais-Ranger, Jonathan #1786724 et Mari<text:span text:style-name="T131">ève Lapierre #1846811</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3">Mise en situation</text:p>
      <text:p text:style-name="P31">Au précédent laboratoire, nous avons vu qu'un processus ne peut accéder à la mémoire d'un autre processus directement. Nous avons également vu qu'il <text:span text:style-name="T70">est nécessaire de disposer d'</text:span>un moyen <text:span text:style-name="T70">de contrôle d</text:span>'accès concurrent à une ressource, comme une variable partagée. C'est la fonction des <text:span text:style-name="T71">mécanismes de communication inter-processus</text:span> (Inter-Process Communication, ou IPC), dont il est question dans ce laboratoire.</text:p>
      <text:p text:style-name="P44">Directives</text:p>
      <text:list xml:id="list1271714825935165124" text:style-name="L1">
        <text:list-item>
          <text:p text:style-name="P101">L'activité se fait en équipe de deux. Inscrivez les noms ci-haut.</text:p>
        </text:list-item>
        <text:list-item>
          <text:p text:style-name="P100">Répondez <text:span text:style-name="T71">directement dans le questionnaire</text:span> ODT avec Libre Office.</text:p>
        </text:list-item>
        <text:list-item>
          <text:p text:style-name="P100">La correction se fera directement dans le document électronique.</text:p>
        </text:list-item>
        <text:list-item>
          <text:p text:style-name="P100"><text:span text:style-name="T1">Remettez sur Moodle l</text:span>e questionnaire rempli et le code <text:span text:style-name="T2">(archive tar produite par </text:span><text:span text:style-name="T31">make dist</text:span><text:span text:style-name="T2">).</text:span></text:p>
        </text:list-item>
        <text:list-item>
          <text:p text:style-name="P100">Une seule personne de l'équipe doit effectuer la remise sur Moodle.</text:p>
        </text:list-item>
        <text:list-item>
          <text:p text:style-name="P102">Utilisez les machines du laboratoire pour obtenir vos résultats.</text:p>
        </text:list-item>
        <text:list-item>
          <text:p text:style-name="P103">10% de la note finale peut être enlevée pour la mauvaise qualité de la langue.</text:p>
        </text:list-item>
      </text:list>
      <text:p text:style-name="P62">Après avoir décompressé les sources, exécute<text:span text:style-name="T92">z</text:span> le script <text:span text:style-name="T30">fixperms.sh</text:span> pour corriger les permissions <text:span text:style-name="T92">puis n'oubliez pas de configurer votre projet :</text:span></text:p>
      <text:p text:style-name="P48">tar xzvf inf2610-lab2-1.<text:span text:style-name="T123">7</text:span>.tar.gz</text:p>
      <text:p text:style-name="P49">cd inf2610-lab2-1.<text:span text:style-name="T123">7</text:span>/</text:p>
      <text:p text:style-name="P53">sh fixperms.sh</text:p>
      <text:p text:style-name="P52">./configure</text:p>
      <text:p text:style-name="P52"/>
      <text:h text:style-name="P79" text:outline-level="1"><text:soft-page-break/><text:span text:style-name="T4">Classification des verrous</text:span> [ <text:span text:style-name="T26">8</text:span> pts ]</text:h>
      <text:p text:style-name="P19"><text:span text:style-name="T3">Vous travaillez sur une librairie dont la fonction est de </text:span><text:span text:style-name="T72">calculer des statistiques sur des nombres entiers</text:span><text:span text:style-name="T3">. Plusieurs fils d'exécution pourront ajouter simultanément des valeurs, il est donc nécessaire de protéger la </text:span><text:span text:style-name="T72">section critique</text:span><text:span text:style-name="T3"> par un verrou. </text:span></text:p>
      <text:p text:style-name="P19"><text:span text:style-name="T93">La question que l'on peut se poser est de savoir lequel choisir entre un </text:span><text:span text:style-name="T32">mutex</text:span><text:span text:style-name="T93">, un </text:span><text:span text:style-name="T32">sémaphore</text:span><text:span text:style-name="T93"> ou un </text:span><text:span text:style-name="T32">spinlock</text:span><text:span text:style-name="T93"> ? Quel est leur principe de fonctionnement ? Cet atelier vous permettra d'en faire l'expérience et d'observer leur</text:span><text:span text:style-name="T69">s</text:span><text:span text:style-name="T93"> </text:span><text:span text:style-name="T73">interaction</text:span><text:span text:style-name="T90">s</text:span><text:span text:style-name="T91"> av</text:span><text:span text:style-name="T73">ec le système d'exploitation</text:span><text:span text:style-name="T93">.</text:span></text:p>
      <text:p text:style-name="P45">Implémentation</text:p>
      <text:p text:style-name="P20"><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749622769482649945" text:style-name="L2">
        <text:list-item>
          <text:p text:style-name="P71"><text:span text:style-name="T71">mutex.c </text:span>: utilisation d'un seul mutex <text:span text:style-name="T30">PThread</text:span> comme simple verrou partagé.</text:p>
        </text:list-item>
        <text:list-item>
          <text:p text:style-name="P72"><text:span text:style-name="T74">semrelay.c</text:span><text:span text:style-name="T7"> : utilisation d'un sémaphore </text:span><text:span text:style-name="technical"><text:span text:style-name="T8">sem_t</text:span></text:span><text:span text:style-name="T8"> </text:span><text:span text:style-name="T84">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4"><text:span text:style-name="T71">spinlock.c</text:span> : utilisation de <text:span text:style-name="T94">minispinlock</text:span> (voir le fichier minispinlock.asm).</text:p>
        </text:list-item>
      </text:list>
      <text:p text:style-name="P17">Dans chaque fichier se trouvent 3 fonctions :</text:p>
      <text:list xml:id="list7179472655040463148" text:style-name="L3">
        <text:list-item>
          <text:p text:style-name="P75"><text:span text:style-name="T75">Initialisation</text:span><text:span text:style-name="T9"> (</text:span>ex :<text:span text:style-name="technical"><text:span text:style-name="T12"> *_init()</text:span></text:span><text:span text:style-name="T12">) : allouer le verrou et l'initialiser.</text:span></text:p>
        </text:list-item>
        <text:list-item>
          <text:p text:style-name="P76"><text:span text:style-name="T76">Finalisation</text:span><text:span text:style-name="T10"> (ex :</text:span><text:span text:style-name="technical"><text:span text:style-name="T12"> *_destroy()</text:span></text:span><text:span text:style-name="T10"> : libérer la mémoire allouée lors de l'initialisation.</text:span></text:p>
        </text:list-item>
        <text:list-item>
          <text:p text:style-name="P73"><text:span text:style-name="T77">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text:span><text:soft-page-break/><text:span text:style-name="T49">nombre d'instructio</text:span><text:span text:style-name="T66">ns d</text:span><text:span text:style-name="T49">ans une section critique. Voici un exemple du lancement du programme. </text:span></text:p>
      <text:p text:style-name="P47">./multilock --lib serial --verbose </text:p>
      <text:p text:style-name="P50">label <text:s text:c="13"/>N <text:s text:c="13"/>sum <text:s text:c="13"/>mean </text:p>
      <text:p text:style-name="P51">actual <text:s text:c="7"/><text:span text:style-name="T128">200000</text:span> <text:s text:c="2"/><text:span text:style-name="T129">4999900000.000</text:span> <text:s text:c="8"/><text:span text:style-name="T130">24999.500</text:span> </text:p>
      <text:p text:style-name="P51">expected <text:s text:c="5"/><text:span text:style-name="T128">200000</text:span> <text:s text:c="2"/><text:span text:style-name="T129">4999900000.000</text:span> <text:s text:c="8"/><text:span text:style-name="T130">24999.500</text:span> </text:p>
      <text:p text:style-name="P50">PASS serial </text:p>
      <text:p text:style-name="P3"/>
      <text:p text:style-name="P6">Si la section critique est bien protégée, alors le programme retournera « PASS ». <text:span text:style-name="T95">Il renverra</text:span> « FAIL » dans le cas contraire. </text:p>
      <text:p text:style-name="P46">Traçage de l'exécution</text:p>
      <text:p text:style-name="P18">Une fois le code complété, tracez l'ensemble des tests avec la commande suivante :</text:p>
      <text:p text:style-name="P84">lttng-simple -k <text:span text:style-name="T60">-s -c </text:span>-- ./<text:span text:style-name="T50">multilock-all.sh</text:span></text:p>
      <text:p text:style-name="P3"/>
      <text:p text:style-name="P7">Le script exécute <text:span text:style-name="T61">deux</text:span><text:span text:style-name="T71"> granulari</text:span><text:span text:style-name="T88">té</text:span><text:span text:style-name="T89">s</text:span><text:span text:style-name="T88"> </text:span><text:span text:style-name="T78">de section critique</text:span><text:span text:style-name="T61"> avec 4 fils d'exécution :</text:span></text:p>
      <text:list xml:id="list1899779778781355451" text:style-name="L4">
        <text:list-item>
          <text:p text:style-name="P69">Une section critique très courte répétée un grand nombre de fois;</text:p>
        </text:list-item>
        <text:list-item>
          <text:p text:style-name="P69">Une section critique très longue répétée un petit nombre de fois.</text:p>
        </text:list-item>
      </text:list>
      <text:p text:style-name="P8"/>
      <text:p text:style-name="P9"><text:span text:style-name="T96">Importe</text:span><text:span text:style-name="T99">z</text:span><text:span text:style-name="T96"> la trace </text:span><text:span text:style-name="technical"><text:span text:style-name="T96">multilock-all.sh-</text:span></text:span><text:span text:style-name="technical"><text:span text:style-name="T97">k</text:span></text:span><text:span text:style-name="T97"> </text:span><text:span text:style-name="T96">dans </text:span><text:span text:style-name="T98">TraceCompass</text:span><text:span text:style-name="T96">, puis compléte</text:span><text:span text:style-name="T100">z</text:span><text:span text:style-name="T96"> le tableau </text:span><text:span text:style-name="T96"><text:sequence-ref text:reference-format="value" text:ref-name="refTable0">1</text:sequence-ref></text:span><text:span text:style-name="T96">.</text:span></text:p>
      <text:p text:style-name="P5"/>
      <table:table table:name="Tableau2" table:style-name="Tableau2">
        <table:table-column table:style-name="Tableau2.A" table:number-columns-repeated="4"/>
        <table:table-row>
          <table:table-cell table:style-name="Tableau2.A1" office:value-type="string">
            <text:p text:style-name="P64">Propriété</text:p>
          </table:table-cell>
          <table:table-cell table:style-name="Tableau2.A1" office:value-type="string">
            <text:p text:style-name="P64">Mutex</text:p>
          </table:table-cell>
          <table:table-cell table:style-name="Tableau2.A1" office:value-type="string">
            <text:p text:style-name="P63">Semrelay</text:p>
          </table:table-cell>
          <table:table-cell table:style-name="Tableau2.D1" office:value-type="string">
            <text:p text:style-name="P64">Spinlock</text:p>
          </table:table-cell>
        </table:table-row>
        <table:table-row>
          <table:table-cell table:style-name="Tableau2.C5" office:value-type="string">
            <text:p text:style-name="P54">Est-ce que le fil d'exécution en attente bloque pour l'accès à la section critique ? (WAIT_BLOCKED)</text:p>
          </table:table-cell>
          <table:table-cell table:style-name="Tableau2.C5" office:value-type="string">
            <text:p text:style-name="P59">Oui.</text:p>
          </table:table-cell>
          <table:table-cell table:style-name="Tableau2.C5" office:value-type="string">
            <text:p text:style-name="P59">Oui.</text:p>
          </table:table-cell>
          <table:table-cell table:style-name="Tableau2.D5" office:value-type="string">
            <text:p text:style-name="P59">Non.</text:p>
          </table:table-cell>
        </table:table-row>
        <table:table-row>
          <table:table-cell table:style-name="Tableau2.C5" office:value-type="string">
            <text:p text:style-name="P55">Est-ce qu'il se produit des appels système <text:span text:style-name="T118">liés au verrouillage </text:span>? Si oui, le<text:span text:style-name="T51">s</text:span>quel<text:span text:style-name="T52">s</text:span> ? </text:p>
          </table:table-cell>
          <table:table-cell table:style-name="Tableau2.C5" office:value-type="string">
            <text:p text:style-name="P59">Oui, <text:span text:style-name="T132">le </text:span>futex bloque et débloque les segments de code.</text:p>
          </table:table-cell>
          <table:table-cell table:style-name="Tableau2.C5" office:value-type="string">
            <text:p text:style-name="P59">Oui, <text:span text:style-name="T132">le </text:span>futex bloque et débloque les segments de code.</text:p>
          </table:table-cell>
          <table:table-cell table:style-name="Tableau2.D5" office:value-type="string">
            <text:p text:style-name="P59">Non.</text:p>
          </table:table-cell>
        </table:table-row>
        <table:table-row>
          <table:table-cell table:style-name="Tableau2.C5" office:value-type="string">
            <text:p text:style-name="P56">Est-ce qu'une famine est possible? Si oui, comment est-elle visible ?</text:p>
          </table:table-cell>
          <table:table-cell table:style-name="Tableau2.C5" office:value-type="string">
            <text:p text:style-name="P60">Non.</text:p>
          </table:table-cell>
          <table:table-cell table:style-name="Tableau2.C5" office:value-type="string">
            <text:p text:style-name="P60">Non.</text:p>
          </table:table-cell>
          <table:table-cell table:style-name="Tableau2.D5" office:value-type="string">
            <text:p text:style-name="P60">Oui, un premier thread entre dans la section critique sans en sorti<text:span text:style-name="T132">r</text:span>. Pui<text:span text:style-name="T132">s</text:span>, celui-ci es<text:span text:style-name="T132">t</text:span> interrompu. Un autre thread se met en attente active, puis est interrompu. Le premier thread est rappelé et termine sa section <text:soft-page-break/>critique. Par la suite, le premier thread est interrompu par un troisième thread. Celui-ci entre dans la section critique et est interrompu. Le second thread est à nouveau actif, mais continue son attente. Il est probable que ce cycle se répète souvent, ce qui met le deuxième thread en état de famine.</text:p>
          </table:table-cell>
        </table:table-row>
        <table:table-row>
          <table:table-cell table:style-name="Tableau2.C5" office:value-type="string">
            <text:p text:style-name="P57">La granularité <text:span text:style-name="T118">(paramètres </text:span><text:span text:style-name="T36">outer </text:span><text:span text:style-name="T108">et </text:span><text:span text:style-name="T36">inner</text:span><text:span text:style-name="T108">) </text:span><text:span text:style-name="T104">affecte</text:span>-elle le comportement <text:span text:style-name="T62">du</text:span> verrou ? Si oui, comment ?</text:p>
          </table:table-cell>
          <table:table-cell table:style-name="Tableau2.C5" office:value-type="string">
            <text:p text:style-name="P42">Oui. <text:span text:style-name="T135">Lorsque</text:span> la section critique est plus longue, <text:s/>il y aura moins d’aller-retour entre différents threads. Chacun de ces threads utilisera la section critique à tour de rôle pendant très longtemps.</text:p>
            <text:p text:style-name="P61"/>
          </table:table-cell>
          <table:table-cell table:style-name="Tableau2.C5" office:value-type="string">
            <text:p text:style-name="P61">Non</text:p>
          </table:table-cell>
          <table:table-cell table:style-name="Tableau2.D5" office:value-type="string">
            <text:p text:style-name="P61">Non</text:p>
          </table:table-cell>
        </table:table-row>
      </table:table>
      <text:p text:style-name="P66">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h text:style-name="P85" text:outline-level="2">Implémentation des verrous <text:span text:style-name="T48">(initialisation, destruction et utilisation)</text:span>.</text:h>
          </table:table-cell>
          <table:table-cell table:style-name="Tableau1.A1" office:value-type="string">
            <text:p text:style-name="P15"/>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7"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5"/>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8" text:outline-level="2"><text:span text:style-name="T117">Résumez succinctement les avantages et inconvénients des trois verrous étudiés plus haut selon vos observations</text:span>.</text:h>
            <text:p text:style-name="P34">Réponse : </text:p>
            <text:p text:style-name="P10">  </text:p>
            <text:p text:style-name="Text_20_body">Mutex : Un avantage est que l’ordre dans lequel les fils d’exécution sont créés n’influence pas le temps d’utilisation du CPU de chacun. Un désavantage est qu’un seul thread à la fois peut accéder à la section critique.</text:p>
            <text:p text:style-name="Text_20_body"><text:soft-page-break/>Sémaphore : Un avantage est qu’au besoin, un sémaphore peut permettre l’entrée de plus d’un thread dans la section critique.</text:p>
            <text:p text:style-name="Text_20_body">Spinlock : Un désavantage est qu’il prend beaucoup plus de temps de CPU que les autres verrous. Un avantage est qu’il est facile à implanter.</text:p>
            <text:p text:style-name="P35"/>
          </table:table-cell>
          <table:table-cell table:style-name="Tableau1.A1" office:value-type="string">
            <text:p text:style-name="P15"/>
          </table:table-cell>
          <table:table-cell table:style-name="Tableau1.A1" office:value-type="string">
            <text:p text:style-name="Text_20_body"><text:s/>/<text:span text:style-name="T19">3</text:span> pts</text:p>
          </table:table-cell>
        </table:table-row>
      </table:table>
      <text:h text:style-name="P80" text:outline-level="1">Détection d'interblocage [ 4 pts ]</text:h>
      <text:p text:style-name="P26">Un interblocage survient <text:span text:style-name="T101">lorsqu'</text:span>il existe un cycle d'attente pour une ressource. <text:span text:style-name="T101">Le principal problème lie</text:span> à<text:span text:style-name="T101"> un interblocage concerne les possibilités de le détecter.</text:span> Une manière <text:span text:style-name="T101">de faire </text:span>consiste à <text:span text:style-name="T71">surveiller à intervalle</text:span><text:span text:style-name="T85">s</text:span><text:span text:style-name="T71"> régulier</text:span><text:span text:style-name="T85">s</text:span><text:span text:style-name="T71"> le progrès de l'exécution</text:span>. Si aucun progrès ne se produit, alors il <text:span text:style-name="T102">est possible</text:span> qu'un interblocage soit survenu. <text:span text:style-name="T103">Un tel mécanisme de détection est communément appelé </text:span><text:span text:style-name="T33">watchdog</text:span><text:span text:style-name="T105">.</text:span></text:p>
      <text:p text:style-name="P22"><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126">lock_one</text:span></text:span><text:span text:style-name="T28"> et </text:span><text:span text:style-name="technical"><text:span text:style-name="T126">lock_two</text:span></text:span><text:span text:style-name="T28"> dans l'ordre inverse l'un de l'autre. </text:span></text:p>
      <text:p text:style-name="P22"><text:span text:style-name="T79">La fonction </text:span><text:span text:style-name="technical"><text:span text:style-name="T80">watchdog()</text:span></text:span><text:span text:style-name="T80"> est appelée toutes les 100 ms. </text:span><text:span text:style-name="T86">Son comportement par défaut est </text:span><text:span text:style-name="T87">d'afficher "watchdog" sur la console</text:span><text:span text:style-name="T86">. C'est donc à vous d'implémenter un mécanisme correct. </text:span><text:span text:style-name="T119">On rappel</text:span><text:span text:style-name="T120">le</text:span><text:span text:style-name="T119">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6"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4748249173753275389" text:style-name="L5">
              <text:list-item>
                <text:list>
                  <text:list-item>
                    <text:h text:style-name="P89"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93" text:outline-level="2">Est-ce possible que l'interblocage ne survienne jamais ? Si oui, proposez un exemple concret.</text:h>
                  </text:list-item>
                </text:list>
              </text:list-item>
            </text:list>
            <text:p text:style-name="P37">Réponse<text:span text:style-name="T109">s </text:span>:</text:p>
            <text:p text:style-name="P40">Non. random_hog() incr<text:span text:style-name="T133">é</text:span>mente la variable x de fa<text:span text:style-name="T133">ç</text:span>on al<text:span text:style-name="T133">é</text:span>atoire en appelant random(). De plus, on ne sait jamais quand le CPU va <text:span text:style-name="T133">interrompre</text:span> le processus entre le <text:span text:style-name="T133">verrouillage</text:span> de <text:span text:style-name="T133">la variable</text:span> lock_one et lock_two.</text:p>
            <text:p text:style-name="P67"><text:soft-page-break/>Oui. Si le processus n’est jamais bloqu<text:span text:style-name="T133">é</text:span> entre le ver<text:span text:style-name="T133">r</text:span>ouillage de lock_one et de lock_two.</text:p>
            <text:p text:style-name="P36"/>
          </table:table-cell>
          <table:table-cell table:style-name="Tableau4.A1" office:value-type="string">
            <text:p text:style-name="P15"/>
          </table:table-cell>
          <table:table-cell table:style-name="Tableau4.A1" office:value-type="string">
            <text:p text:style-name="P14"><text:s/>/<text:span text:style-name="T39">2</text:span> pt</text:p>
          </table:table-cell>
        </table:table-row>
        <table:table-row>
          <table:table-cell table:style-name="Tableau4.A1" office:value-type="string">
            <text:h text:style-name="P94"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3564159378586268383" text:style-name="L6">
              <text:list-item>
                <text:list>
                  <text:list-item>
                    <text:h text:style-name="P96" text:outline-level="2">Votre détection d'interblocage est-elle parfaite (i.e détecte bien tous les interblocages)? </text:h>
                  </text:list-item>
                  <text:list-item>
                    <text:h text:style-name="P96" text:outline-level="2">Quel est le risque principal d'une telle solution ?</text:h>
                  </text:list-item>
                  <text:list-item>
                    <text:h text:style-name="P95" text:outline-level="2"><text:span text:style-name="T110">Plutôt que de terminer complètement tout le programme par un appel a </text:span><text:span text:style-name="T34">exit()</text:span><text:span text:style-name="T106">, pouvez-vous </text:span><text:span text:style-name="T107">définir</text:span><text:span text:style-name="T106"> une autre </text:span><text:span text:style-name="T107">procédure</text:span><text:span text:style-name="T106"> pour </text:span><text:span text:style-name="T107">régler</text:span><text:span text:style-name="T106"> le </text:span><text:span text:style-name="T107">problème</text:span><text:span text:style-name="T106"> de l'interblocage ?</text:span><text:span text:style-name="T109"> </text:span></text:h>
                  </text:list-item>
                </text:list>
              </text:list-item>
            </text:list>
            <text:p text:style-name="P38">Réponse<text:span text:style-name="T109">s</text:span> :</text:p>
            <text:p text:style-name="P68">Oui.</text:p>
            <text:p text:style-name="P68">De stopper un interblocage trop t<text:span text:style-name="T134">ô</text:span>t qui <text:span text:style-name="T134">se </text:span>serait r<text:span text:style-name="T134">é</text:span>solu par lui-m<text:span text:style-name="T134">ê</text:span>me apr<text:span text:style-name="T134">è</text:span>s un <text:span text:style-name="T134">certain</text:span> d<text:span text:style-name="T134">é</text:span>lai.</text:p>
            <text:p text:style-name="P68">D<text:span text:style-name="T134">é</text:span>v<text:span text:style-name="T134">er</text:span>rouiller un des mutex (lock_one ou lock_two).</text:p>
            <text:p text:style-name="P39"/>
          </table:table-cell>
          <table:table-cell table:style-name="Tableau4.A1" office:value-type="string">
            <text:p text:style-name="P15"/>
          </table:table-cell>
          <table:table-cell table:style-name="Tableau4.A1" office:value-type="string">
            <text:p text:style-name="P14"><text:s/>/<text:span text:style-name="T46">1</text:span> pt</text:p>
          </table:table-cell>
        </table:table-row>
        <table:table-row>
          <table:table-cell table:style-name="Tableau4.A1" office:value-type="string">
            <text:h text:style-name="P97"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81">forcer l'interblocage dès le premier cycle</text:span><text:span text:style-name="T40">.</text:span></text:h>
            <text:h text:style-name="P97" text:outline-level="2" text:is-list-header="true"><text:span text:style-name="T40"><text:s/></text:span><text:span text:style-name="T114">ATTENTION :</text:span><text:span text:style-name="T111"> l'interblocage doit bien être réalisé sur les verrous <text:s/></text:span><text:span text:style-name="technical"><text:span text:style-name="T112">lock_one</text:span></text:span><text:span text:style-name="T112"> et </text:span><text:span text:style-name="technical"><text:span text:style-name="T112">lock_two </text:span></text:span><text:span text:style-name="technical"><text:span text:style-name="T113">et non sur la barrière elle-même.</text:span></text:span></text:h>
          </table:table-cell>
          <table:table-cell table:style-name="Tableau4.A1" office:value-type="string">
            <text:p text:style-name="P15"/>
          </table:table-cell>
          <table:table-cell table:style-name="Tableau4.A1" office:value-type="string">
            <text:p text:style-name="P14"><text:s/>/<text:span text:style-name="T46">1</text:span> pts</text:p>
          </table:table-cell>
        </table:table-row>
      </table:table>
      <text:h text:style-name="P81" text:outline-level="1">Communication par tubes [ <text:span text:style-name="T46">8</text:span> pts ]</text:h>
      <text:p text:style-name="P27">L'analyse lexicale est à la base de la classification des documents réalisée par un moteur de recherche. <text:span text:style-name="T115">P</text:span>our comparer des documents, <text:span text:style-name="T115">on pourra par exemple utiliser des méthodes d'analyse des fréquences d'apparition des mots</text:span>. </text:p>
      <text:p text:style-name="P23"><text:soft-page-break/><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4"><text:span text:style-name="T20">Le traitement comporte deux étapes, </text:span><text:span text:style-name="T82">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477973890805249517" text:style-name="L7">
        <text:list-item>
          <text:p text:style-name="P77">La première étape consiste à séparer l'entrée en mots et à calculer leurs tailles. </text:p>
        </text:list-item>
        <text:list-item>
          <text:p text:style-name="P78">La deuxième étape est consacrée à compter les fréquences d'apparitions des mots. Les résultats de cette analyse sont stockés dans une table de hachage. </text:p>
        </text:list-item>
      </text:list>
      <text:p text:style-name="P28">L'échange d'informations entre les deux processus se fait par le biais de deux tubes (pipes) <text:span text:style-name="T124">anonymes</text:span>. L'un sert à transmettre la taille des mots, tandis que l'autre permet la transmission des mots eux-mêmes.</text:p>
      <text:p text:style-name="P13"><draw:frame draw:style-name="fr1" draw:name="Cadre1" text:anchor-type="paragraph" svg:width="17.59cm" draw:z-index="0"><draw:text-box fo:min-height="2.633cm"><text:p text:style-name="P65"><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8">envoi</text:span><text:span text:style-name="T67">e</text:span><text:span text:style-name="T68">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90"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5"/>
          </table:table-cell>
          <table:table-cell table:style-name="Tableau3.A1" office:value-type="string">
            <text:p text:style-name="P12"><text:s/>/<text:span text:style-name="T45">4</text:span> pt</text:p>
          </table:table-cell>
        </table:table-row>
        <table:table-row>
          <table:table-cell table:style-name="Tableau3.A1" office:value-type="string">
            <text:h text:style-name="P98" text:outline-level="2">Actuellement, les statistiques de fréquences sont affichées seulement à la fin du traitement. En appuyant sur les touches CTRL-C, le signal SIGINT est envoyé au programme. Celui-ci quitte et les données ne sont pas affichées. </text:h>
            <text:h text:style-name="P91" text:outline-level="2" text:is-list-header="true"><text:span text:style-name="T116">Modifiez le gestionnaire d'événements pour afficher les données </text:span><text:span text:style-name="T83">avant de quitter</text:span><text:span text:style-name="T116">.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5"/>
          </table:table-cell>
          <table:table-cell table:style-name="Tableau3.A1" office:value-type="string">
            <text:p text:style-name="P12"><text:s/>/<text:span text:style-name="T47">3 pt</text:span></text:p>
          </table:table-cell>
        </table:table-row>
        <text:soft-page-break/>
        <table:table-row>
          <table:table-cell table:style-name="Tableau3.A1" office:value-type="string">
            <text:h text:style-name="P92"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ext:p text:style-name="P70">Premièrement, la librairie pour l’utilisation d’un pipe sera différente en JAVA. Deuxièmement, il faut s’assurer que l’entrée et la sortie du descripteur de fichiers du processus JAVA est par défaut la même entrée et sortie qu’en langage C. Troisièmement, il faut voir si les appels système peuvent être faits en JAVA et utiliser le bon appel selon le système d’exploitation.</text:p>
            <text:p text:style-name="P41"/>
          </table:table-cell>
          <table:table-cell table:style-name="Tableau3.A1" office:value-type="string">
            <text:p text:style-name="P15"/>
          </table:table-cell>
          <table:table-cell table:style-name="Tableau3.A1" office:value-type="string">
            <text:p text:style-name="P12"><text:s/>/<text:span text:style-name="T47">1 pt</text:span></text:p>
          </table:table-cell>
        </table:table-row>
        <table:table-row>
          <table:table-cell table:style-name="Tableau3.A1" office:value-type="string">
            <text:h text:style-name="question" text:outline-level="2"><text:span text:style-name="T122">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5"/>
          </table:table-cell>
          <table:table-cell table:style-name="Tableau3.A1" office:value-type="string">
            <text:p text:style-name="P32">/1 pt</text:p>
          </table:table-cell>
        </table:table-row>
      </table:table>
      <text:h text:style-name="P83" text:outline-level="1">[BONUS] Retour sur les ATM [<text:span text:style-name="T121">1</text:span> pt]</text:h>
      <text:p text:style-name="P29">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29">Proposez une solution <text:span text:style-name="T55">à</text:span> ce problème et implémentez la dans le fichier banque.c fourni. </text:p>
      <text:p text:style-name="P33">Veuillez inclure le fichier banque.c que vous avez implément<text:span text:style-name="T63">é</text:span> dans le dossier banque <text:span text:style-name="T127">du TP2</text:span> </text:p>
      <table:table table:name="Tableau5" table:style-name="Tableau5">
        <table:table-column table:style-name="Tableau5.A"/>
        <table:table-column table:style-name="Tableau5.B"/>
        <table:table-column table:style-name="Tableau5.C"/>
        <table:table-row>
          <table:table-cell table:style-name="Tableau5.A1" office:value-type="string">
            <text:h text:style-name="P99" text:outline-level="2">Pertinence de la solution et bonne implémentation.</text:h>
          </table:table-cell>
          <table:table-cell table:style-name="Tableau5.A1" office:value-type="string">
            <text:p text:style-name="P16"/>
          </table:table-cell>
          <table:table-cell table:style-name="Tableau5.A1" office:value-type="string">
            <text:p text:style-name="P30"><text:s/>/<text:span text:style-name="T121">1</text:span> pt</text:p>
          </table:table-cell>
        </table:table-row>
      </table:table>
      <text:h text:style-name="P8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erif5" svg:font-family="FreeSerif"/>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4"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2</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20H15M48S</meta:editing-duration>
    <meta:editing-cycles>129</meta:editing-cycles>
    <meta:generator>LibreOffice/5.2.7.2$Linux_X86_64 LibreOffice_project/20$Build-2</meta:generator>
    <meta:initial-creator>francis </meta:initial-creator>
    <dc:date>2017-10-15T14:04:38.200113937</dc:date>
    <meta:document-statistic meta:table-count="7" meta:image-count="1" meta:object-count="0" meta:page-count="9" meta:paragraph-count="142" meta:word-count="2098" meta:character-count="13416" meta:non-whitespace-character-count="11385"/>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